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19">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9"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0" style:family="paragraph" style:parent-style-name="Standard" style:list-style-name="L20">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1" style:family="paragraph" style:parent-style-name="Standard" style:list-style-name="L1">
      <style:paragraph-properties fo:text-align="center" style:justify-single-word="false"/>
      <style:text-properties officeooo:rsid="00136ba8" officeooo:paragraph-rsid="000531ff"/>
    </style:style>
    <style:style style:name="P72" style:family="paragraph" style:parent-style-name="Standard" style:list-style-name="L16">
      <style:paragraph-properties fo:text-align="center" style:justify-single-word="false"/>
      <style:text-properties officeooo:rsid="00136ba8" officeooo:paragraph-rsid="000531ff"/>
    </style:style>
    <style:style style:name="P73" style:family="paragraph" style:parent-style-name="Standard" style:list-style-name="L19">
      <style:paragraph-properties fo:text-align="center" style:justify-single-word="false"/>
      <style:text-properties officeooo:rsid="00136ba8" officeooo:paragraph-rsid="000531ff"/>
    </style:style>
    <style:style style:name="P74" style:family="paragraph" style:parent-style-name="Standard" style:list-style-name="L20">
      <style:paragraph-properties fo:text-align="center" style:justify-single-word="false"/>
      <style:text-properties officeooo:rsid="00136ba8" officeooo:paragraph-rsid="000531ff"/>
    </style:style>
    <style:style style:name="P75" style:family="paragraph" style:parent-style-name="Standard" style:list-style-name="L20">
      <style:paragraph-properties fo:text-align="center" style:justify-single-word="false"/>
      <style:text-properties officeooo:rsid="00136ba8" officeooo:paragraph-rsid="001f39d0"/>
    </style:style>
    <style:style style:name="P76"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0" style:family="paragraph" style:parent-style-name="Standard" style:list-style-name="L19">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20">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3"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8"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00"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9">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20">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4" style:family="paragraph" style:parent-style-name="Standard" style:list-style-name="L20">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5"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8"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9"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10" style:family="paragraph" style:parent-style-name="Standard" style:list-style-name="L16">
      <style:paragraph-properties fo:text-align="center" style:justify-single-word="false"/>
      <style:text-properties fo:font-size="14pt" fo:font-weight="normal" officeooo:rsid="0038b727" officeooo:paragraph-rsid="0038b727" style:font-size-asian="14pt" style:font-weight-asian="normal" style:font-size-complex="14pt" style:font-weight-complex="normal"/>
    </style:style>
    <style:style style:name="P111" style:family="paragraph" style:parent-style-name="Standard" style:list-style-name="L17">
      <style:paragraph-properties fo:text-align="center" style:justify-single-word="false"/>
      <style:text-properties fo:font-size="14pt" fo:font-weight="normal" officeooo:rsid="003992eb" officeooo:paragraph-rsid="003992eb" style:font-size-asian="14pt" style:font-weight-asian="normal" style:font-size-complex="14pt" style:font-weight-complex="normal"/>
    </style:style>
    <style:style style:name="P112" style:family="paragraph" style:parent-style-name="Standard" style:list-style-name="L17">
      <style:paragraph-properties fo:text-align="center" style:justify-single-word="false"/>
      <style:text-properties fo:font-size="14pt" fo:font-weight="normal" officeooo:rsid="003b3dfa" officeooo:paragraph-rsid="003b3dfa" style:font-size-asian="14pt" style:font-weight-asian="normal" style:font-size-complex="14pt" style:font-weight-complex="normal"/>
    </style:style>
    <style:style style:name="P113" style:family="paragraph" style:parent-style-name="Standard" style:list-style-name="L17">
      <style:paragraph-properties fo:text-align="center" style:justify-single-word="false"/>
      <style:text-properties fo:font-size="14pt" fo:font-weight="normal" officeooo:rsid="003c4596" officeooo:paragraph-rsid="003c4596" style:font-size-asian="14pt" style:font-weight-asian="normal" style:font-size-complex="14pt" style:font-weight-complex="normal"/>
    </style:style>
    <style:style style:name="P114" style:family="paragraph" style:parent-style-name="Standard" style:list-style-name="L18">
      <style:paragraph-properties fo:text-align="center" style:justify-single-word="false"/>
      <style:text-properties fo:font-size="14pt" fo:font-weight="normal" officeooo:rsid="00408cd3" officeooo:paragraph-rsid="00408cd3" style:font-size-asian="14pt" style:font-weight-asian="normal" style:font-size-complex="14pt" style:font-weight-complex="normal"/>
    </style:style>
    <style:style style:name="P115" style:family="paragraph" style:parent-style-name="Standard" style:list-style-name="L18">
      <style:paragraph-properties fo:text-align="center" style:justify-single-word="false"/>
      <style:text-properties fo:font-size="14pt" fo:font-weight="normal" officeooo:rsid="0041833f" officeooo:paragraph-rsid="0041833f" style:font-size-asian="14pt" style:font-weight-asian="normal" style:font-size-complex="14pt" style:font-weight-complex="normal"/>
    </style:style>
    <style:style style:name="P116" style:family="paragraph" style:parent-style-name="Standard" style:list-style-name="L18">
      <style:paragraph-properties fo:text-align="center" style:justify-single-word="false"/>
      <style:text-properties fo:font-size="14pt" fo:font-weight="normal" officeooo:rsid="00427158" officeooo:paragraph-rsid="00427158" style:font-size-asian="14pt" style:font-weight-asian="normal" style:font-size-complex="14pt" style:font-weight-complex="normal"/>
    </style:style>
    <style:style style:name="P117" style:family="paragraph" style:parent-style-name="Standard" style:list-style-name="L21">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118" style:family="paragraph" style:parent-style-name="Standard">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119" style:family="paragraph" style:parent-style-name="Standard" style:list-style-name="L21">
      <style:paragraph-properties fo:text-align="center" style:justify-single-word="false"/>
      <style:text-properties fo:font-size="14pt" fo:font-weight="normal" officeooo:rsid="00434025" officeooo:paragraph-rsid="00434025" style:font-size-asian="14pt" style:font-weight-asian="normal" style:font-size-complex="14pt" style:font-weight-complex="normal"/>
    </style:style>
    <style:style style:name="P120" style:family="paragraph" style:parent-style-name="Standard" style:list-style-name="L21">
      <style:paragraph-properties fo:text-align="center" style:justify-single-word="false"/>
      <style:text-properties fo:font-size="14pt" fo:font-weight="normal" officeooo:rsid="004436e5" officeooo:paragraph-rsid="004436e5" style:font-size-asian="14pt" style:font-weight-asian="normal" style:font-size-complex="14pt" style:font-weight-complex="normal"/>
    </style:style>
    <style:style style:name="P121" style:family="paragraph" style:parent-style-name="Standard" style:list-style-name="L20">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2" style:family="paragraph" style:parent-style-name="Standard" style:list-style-name="L20">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3" style:family="paragraph" style:parent-style-name="Standard" style:list-style-name="L9">
      <style:paragraph-properties fo:text-align="start" style:justify-single-word="false"/>
      <style:text-properties officeooo:rsid="0021c996" officeooo:paragraph-rsid="0021c996"/>
    </style:style>
    <style:style style:name="P124" style:family="paragraph" style:parent-style-name="Standard" style:list-style-name="L9">
      <style:paragraph-properties fo:text-align="start" style:justify-single-word="false"/>
      <style:text-properties officeooo:rsid="00381977" officeooo:paragraph-rsid="00381977"/>
    </style:style>
    <style:style style:name="P125" style:family="paragraph" style:parent-style-name="Standard" style:list-style-name="L9">
      <style:paragraph-properties fo:text-align="start" style:justify-single-word="false"/>
      <style:text-properties officeooo:rsid="00247eb8" officeooo:paragraph-rsid="00247eb8"/>
    </style:style>
    <style:style style:name="P126" style:family="paragraph" style:parent-style-name="Standard" style:list-style-name="L9">
      <style:paragraph-properties fo:text-align="start" style:justify-single-word="false"/>
      <style:text-properties officeooo:rsid="001cc177" officeooo:paragraph-rsid="000531ff"/>
    </style:style>
    <style:style style:name="P127"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28"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29"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30"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31"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32"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33"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34"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35"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36"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37"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38"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39"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40" style:family="paragraph" style:parent-style-name="Text_20_body" style:list-style-name="L1">
      <style:text-properties officeooo:paragraph-rsid="000531ff"/>
    </style:style>
    <style:style style:name="P141" style:family="paragraph" style:parent-style-name="Text_20_body" style:list-style-name="L1">
      <style:paragraph-properties fo:text-align="start" style:justify-single-word="false"/>
      <style:text-properties officeooo:paragraph-rsid="000531ff"/>
    </style:style>
    <style:style style:name="P142" style:family="paragraph" style:parent-style-name="Text_20_body" style:list-style-name="L3">
      <style:paragraph-properties fo:text-align="start" style:justify-single-word="false"/>
      <style:text-properties officeooo:paragraph-rsid="000531ff"/>
    </style:style>
    <style:style style:name="P143"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44"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45"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46"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T21" style:family="text">
      <style:text-properties officeooo:rsid="004449b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76093463" text:style-name="L1">
        <text:list-header>
          <text:p text:style-name="P30"/>
          <text:p text:style-name="P70"/>
          <text:p text:style-name="P70">Comptia A+ Study guide</text:p>
          <text:p text:style-name="P70"/>
        </text:list-header>
      </text:list>
      <text:p text:style-name="P7">Comptia A+ Cert. 90<text:span text:style-name="T13">2</text:span></text:p>
      <text:p text:style-name="P6">Section <text:span text:style-name="T3">1</text:span> Notes</text:p>
      <text:list xml:id="list225201814823183" text:continue-numbering="true" text:style-name="L1">
        <text:list-header>
          <text:p text:style-name="P71"/>
          <text:p text:style-name="P76">Path of A PC Tech</text:p>
        </text:list-header>
        <text:list-item>
          <text:p text:style-name="P77">Whats is the CompTia A+</text:p>
          <text:list>
            <text:list-item>
              <text:p text:style-name="P141">A+ is an industry certification that's administered by an organization called the Computing Technology Industry Association, better known as CompTIA.</text:p>
            </text:list-item>
            <text:list-item>
              <text:p text:style-name="P141"><text:span text:style-name="T4">T</text:span>he CompTIA A+ certification is actually two separate exams that you sit down and you take at a computer. </text:p>
            </text:list-item>
          </text:list>
        </text:list-item>
        <text:list-item>
          <text:p text:style-name="P77">How to Pass The A+ Exams</text:p>
        </text:list-item>
        <text:list-item>
          <text:p text:style-name="P143">So you go to a Pearson VUE testing center at a scheduled time.</text:p>
        </text:list-item>
        <text:list-item>
          <text:p text:style-name="P140">You sit down, you take one or both of the exams, and then you're A+ certified if you pass. </text:p>
        </text:list-item>
        <text:list-item>
          <text:p text:style-name="P140">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40">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40">Both of these tests will give you a maximum of 90 questions although it could be far fewer.</text:p>
        </text:list-item>
      </text:list>
      <text:p text:style-name="P9"/>
      <text:list xml:id="list225200998887908" text:continue-numbering="true" text:style-name="L1">
        <text:list-item>
          <text:p text:style-name="P77">What is on the A+ 220-901 Exam</text:p>
        </text:list-item>
      </text:list>
      <text:list xml:id="list563806416" text:style-name="L2">
        <text:list-item>
          <text:list>
            <text:list-item>
              <text:p text:style-name="P144">Number one is hardware. Hardware is 34 percent of the exam.</text:p>
            </text:list-item>
            <text:list-item>
              <text:p text:style-name="P145">Number two is networking at 21 percent of the exam.</text:p>
            </text:list-item>
            <text:list-item>
              <text:p text:style-name="P145">Three is mobile devices at 17 percent of the exam</text:p>
            </text:list-item>
            <text:list-item>
              <text:p text:style-name="P145">and number four, hardware and network troubleshooting, which is 28 percent of the exam.</text:p>
            </text:list-item>
          </text:list>
        </text:list-item>
      </text:list>
      <text:list xml:id="list225202906745040" text:continue-list="list225200998887908" text:style-name="L1">
        <text:list-header>
          <text:p text:style-name="P77"/>
        </text:list-header>
        <text:list-item>
          <text:p text:style-name="P77">Why Get A+ certified</text:p>
        </text:list-item>
      </text:list>
      <text:list xml:id="list3566256933" text:style-name="L3">
        <text:list-item>
          <text:p text:style-name="P142"><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46"><text:span text:style-name="T1">N</text:span><text:span text:style-name="T2">umber two, and this is important, is it that the CompTIA A+ acts as a beautiful launching pad towards </text:span>more advanced certifications.</text:p>
          <text:p text:style-name="P92"/>
        </text:list-item>
      </text:list>
      <text:p text:style-name="P9"/>
      <text:list xml:id="list225202119643878" text:continue-list="list225202906745040" text:style-name="L1">
        <text:list-header>
          <text:p text:style-name="P100">Section <text:span text:style-name="T6">2</text:span> Notes</text:p>
          <text:p text:style-name="P71"/>
          <text:p text:style-name="P79">Operational Procedures</text:p>
          <text:p text:style-name="P79"/>
        </text:list-header>
        <text:list-item>
          <text:p text:style-name="P80">Professionalism </text:p>
          <text:list>
            <text:list-item>
              <text:p text:style-name="P41">Don’t wear T-Shirt and Jeans on the job.</text:p>
            </text:list-item>
            <text:list-item>
              <text:p text:style-name="P41">Wear a nice shirt with nice pants.</text:p>
            </text:list-item>
            <text:list-item>
              <text:p text:style-name="P41">Brush or comb your Hair and be clean.</text:p>
              <text:p text:style-name="P42"/>
            </text:list-item>
          </text:list>
        </text:list-item>
        <text:list-item>
          <text:p text:style-name="P81">Communication</text:p>
          <text:list>
            <text:list-item>
              <text:p text:style-name="P81">Mikes Six Step System</text:p>
            </text:list-item>
          </text:list>
        </text:list-item>
      </text:list>
      <text:list xml:id="list2813486588" text:style-name="L4">
        <text:list-item>
          <text:list>
            <text:list-item>
              <text:list>
                <text:list-item>
                  <text:p text:style-name="P51">Set the stage</text:p>
                </text:list-item>
              </text:list>
            </text:list-item>
          </text:list>
        </text:list-item>
      </text:list>
      <text:list xml:id="list2539957550" text:style-name="L5">
        <text:list-item>
          <text:list>
            <text:list-item>
              <text:list>
                <text:list-item>
                  <text:list>
                    <text:list-item>
                      <text:p text:style-name="P52">Be on time and ask for permission to begin your work.</text:p>
                    </text:list-item>
                  </text:list>
                </text:list-item>
              </text:list>
            </text:list-item>
          </text:list>
        </text:list-item>
      </text:list>
      <text:list xml:id="list225201412063018" text:continue-list="list2813486588" text:style-name="L4">
        <text:list-item>
          <text:list>
            <text:list-item>
              <text:list>
                <text:list-item>
                  <text:p text:style-name="P51">Be Attentive</text:p>
                </text:list-item>
              </text:list>
            </text:list-item>
          </text:list>
        </text:list-item>
      </text:list>
      <text:list xml:id="list3880453095" text:style-name="L6">
        <text:list-item>
          <text:list>
            <text:list-item>
              <text:list>
                <text:list-item>
                  <text:list>
                    <text:list-item>
                      <text:p text:style-name="P53">Allow the customer to describe the problem.</text:p>
                    </text:list-item>
                    <text:list-item>
                      <text:p text:style-name="P53">Ask Open-Ended questions to narrow the scope of the problem.</text:p>
                    </text:list-item>
                    <text:list-item>
                      <text:p text:style-name="P54">Restate the issue or question to verify understanding.</text:p>
                    </text:list-item>
                    <text:list-item>
                      <text:p text:style-name="P54">Avoid distractions and personal interruptions.</text:p>
                    </text:list-item>
                    <text:list-item>
                      <text:p text:style-name="P54">Communicate timeline and expectations with the customer.</text:p>
                    </text:list-item>
                  </text:list>
                </text:list-item>
              </text:list>
            </text:list-item>
          </text:list>
        </text:list-item>
      </text:list>
      <text:list xml:id="list225201664285363" text:continue-list="list225201412063018" text:style-name="L4">
        <text:list-item>
          <text:list>
            <text:list-item>
              <text:list>
                <text:list-item>
                  <text:p text:style-name="P51">Be Polite</text:p>
                </text:list-item>
              </text:list>
            </text:list-item>
          </text:list>
        </text:list-item>
      </text:list>
      <text:list xml:id="list1878959510" text:style-name="L7">
        <text:list-item>
          <text:list>
            <text:list-item>
              <text:list>
                <text:list-item>
                  <text:list>
                    <text:list-item>
                      <text:p text:style-name="P55">Be culturally sensitive.</text:p>
                    </text:list-item>
                    <text:list-item>
                      <text:p text:style-name="P55">Avoid technical jargon and slang.</text:p>
                    </text:list-item>
                  </text:list>
                </text:list-item>
              </text:list>
            </text:list-item>
          </text:list>
        </text:list-item>
      </text:list>
      <text:list xml:id="list225202829793368" text:continue-list="list225201664285363" text:style-name="L4">
        <text:list-item>
          <text:list>
            <text:list-item>
              <text:list>
                <text:list-item>
                  <text:p text:style-name="P51">Handle Problems</text:p>
                </text:list-item>
              </text:list>
            </text:list-item>
          </text:list>
        </text:list-item>
      </text:list>
      <text:list xml:id="list2338325601" text:style-name="L8">
        <text:list-item>
          <text:list>
            <text:list-item>
              <text:list>
                <text:list-item>
                  <text:list>
                    <text:list-item>
                      <text:p text:style-name="P56">Maintain a positive attitude – Don’t argue with the customer.</text:p>
                    </text:list-item>
                    <text:list-item>
                      <text:p text:style-name="P57">Offer different repair options (If available)</text:p>
                    </text:list-item>
                  </text:list>
                </text:list-item>
              </text:list>
            </text:list-item>
          </text:list>
        </text:list-item>
      </text:list>
      <text:list xml:id="list225201863574121" text:continue-list="list225202829793368" text:style-name="L4">
        <text:list-item>
          <text:list>
            <text:list-item>
              <text:list>
                <text:list-item>
                  <text:p text:style-name="P51">Don’t Snoop</text:p>
                </text:list-item>
                <text:list-item>
                  <text:p text:style-name="P51">Finish The Job</text:p>
                </text:list-item>
              </text:list>
            </text:list-item>
          </text:list>
        </text:list-item>
      </text:list>
      <text:list xml:id="list225201788787408" text:continue-list="list225202119643878" text:style-name="L1">
        <text:list-item>
          <text:list>
            <text:list-item>
              <text:p text:style-name="P43">Arrive at the job site on time and be atten<text:span text:style-name="T14">tive</text:span> to the customers needs.</text:p>
            </text:list-item>
            <text:list-item>
              <text:p text:style-name="P43">Be polite and avoid arguing with the customer.</text:p>
            </text:list-item>
            <text:list-item>
              <text:p text:style-name="P43">Document the fix and follow up with the customer at a later date.</text:p>
              <text:p text:style-name="P42"/>
            </text:list-item>
          </text:list>
        </text:list-item>
        <text:list-item>
          <text:p text:style-name="P82">Three Threats to your PC</text:p>
          <text:list>
            <text:list-item>
              <text:p text:style-name="P58">EMI</text:p>
              <text:list>
                <text:list-item>
                  <text:p text:style-name="P58">Large Magnetic wave s in places they shouldn't be.</text:p>
                </text:list-item>
                <text:list-item>
                  <text:p text:style-name="P59">Can wipe data, but in most cases can continue to use the hardware.</text:p>
                </text:list-item>
              </text:list>
            </text:list-item>
            <text:list-item>
              <text:p text:style-name="P59">Electro static discharge (ESD)</text:p>
              <text:list>
                <text:list-item>
                  <text:p text:style-name="P59">The tiniest charge can destroy a hard drive as well as other equipment.</text:p>
                </text:list-item>
                <text:list-item>
                  <text:p text:style-name="P59"><text:soft-page-break/>Touch the case or power supply to ground yourself.</text:p>
                </text:list-item>
                <text:list-item>
                  <text:p text:style-name="P60">User a anti_ESD mat and wristbands.</text:p>
                </text:list-item>
                <text:list-item>
                  <text:p text:style-name="P60">Big risk when it comes to CPU and RAM. Other components <text:s/>are not as fragile to ESD.</text:p>
                </text:list-item>
                <text:list-item>
                  <text:p text:style-name="P60">Components come in anti-static bags. When transporting it is <text:s/>important you use an anti static bag.</text:p>
                </text:list-item>
                <text:list-item>
                  <text:p text:style-name="P60">Components also come with anti static foam.</text:p>
                </text:list-item>
              </text:list>
            </text:list-item>
            <text:list-item>
              <text:p text:style-name="P60">Radio frequency interference (RFI) can disrupt wireless signals.</text:p>
            </text:list-item>
            <text:list-item>
              <text:p text:style-name="P60">Electromagnetic interference (EMI) can damage data stored on a hard drive</text:p>
            </text:list-item>
            <text:list-item>
              <text:p text:style-name="P60">Electrostatic discharge (ESD) can destroy PC components if you don’t use anti-static devices.</text:p>
              <text:p text:style-name="P61"/>
            </text:list-item>
          </text:list>
        </text:list-item>
        <text:list-item>
          <text:p text:style-name="P83">Physical safety</text:p>
          <text:list>
            <text:list-item>
              <text:p text:style-name="P63">Remove things like jewelry and ties before working on a PC.</text:p>
            </text:list-item>
            <text:list-item>
              <text:p text:style-name="P63">Unplug the system unit or use the switch on the power supply.</text:p>
            </text:list-item>
            <text:list-item>
              <text:p text:style-name="P63">Lift with your legs, not your back.</text:p>
            </text:list-item>
            <text:list-item>
              <text:p text:style-name="P63">If you need help, ask somebody.</text:p>
            </text:list-item>
            <text:list-item>
              <text:p text:style-name="P63">Don’t wear loose jewelery ot tires while working inside a PC.</text:p>
            </text:list-item>
            <text:list-item>
              <text:p text:style-name="P63">Unplug the system unit before working inside the case.</text:p>
            </text:list-item>
            <text:list-item>
              <text:p text:style-name="P63">Use proper lifting technique.</text:p>
            </text:list-item>
          </text:list>
        </text:list-item>
        <text:list-item>
          <text:p text:style-name="P84">Equipment Safety</text:p>
          <text:list>
            <text:list-item>
              <text:p text:style-name="P64">Messy cables can also be a tripping hazard.</text:p>
            </text:list-item>
            <text:list-item>
              <text:p text:style-name="P64">Take advantage of cable management – make things prettier.</text:p>
            </text:list-item>
            <text:list-item>
              <text:p text:style-name="P64">Keep a fire extinguisher around.</text:p>
              <text:list>
                <text:list-item>
                  <text:p text:style-name="P64">Type A – Wood fires</text:p>
                </text:list-item>
                <text:list-item>
                  <text:p text:style-name="P64">Type B – Grease Fires</text:p>
                </text:list-item>
                <text:list-item>
                  <text:p text:style-name="P64">Type C <text:s/>- Electrical fires</text:p>
                </text:list-item>
                <text:list-item>
                  <text:p text:style-name="P64">Makes sure you have the right king of Fire extinguisher. (BC is shown, reccomended).</text:p>
                </text:list-item>
              </text:list>
            </text:list-item>
            <text:list-item>
              <text:p text:style-name="P64">A <text:s/>#2 Phillips screwdriver is one of the most important PC repair tools. (Case, power supply, remove motherboards, etc.)</text:p>
            </text:list-item>
            <text:list-item>
              <text:p text:style-name="P64">Need toolsets for different devices than desktops. Mobile devices, laptops <text:s/>etc.</text:p>
            </text:list-item>
            <text:list-item>
              <text:p text:style-name="P64"><text:a xlink:type="simple" xlink:href="http://WWW.IFIXIT.COM/" text:style-name="Internet_20_link" text:visited-style-name="Visited_20_Internet_20_Link">WWW.IFIXIT.COM</text:a> for info on a good kit.</text:p>
            </text:list-item>
            <text:list-item>
              <text:p text:style-name="P65">Multi-meters or Voltmeters</text:p>
              <text:list>
                <text:list-item>
                  <text:p text:style-name="P65">Set voltage on multi meter</text:p>
                  <text:list>
                    <text:list-item>
                      <text:p text:style-name="P65">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25201205714040" text:continue-numbering="true" text:style-name="L1">
        <text:list-item>
          <text:list>
            <text:list-header>
              <text:p text:style-name="P65"><text:soft-page-break/></text:p>
            </text:list-header>
            <text:list-item>
              <text:p text:style-name="P65">Red to Hot, Black to ground. - Should also read 115-120V in the US.</text:p>
              <text:p text:style-name="P65"/>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225203142112459" text:continue-numbering="true" text:style-name="L1">
        <text:list-item>
          <text:list>
            <text:list-item>
              <text:p text:style-name="P65">Red to Neutral, Black to ground. - If your doing this right, you should be getting 0 Volts.</text:p>
              <text:list>
                <text:list-item>
                  <text:p text:style-name="P65">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225202481429479" text:continue-numbering="true" text:style-name="L1">
        <text:list-item>
          <text:list>
            <text:list-item>
              <text:p text:style-name="P65">Follow all local government regulations.</text:p>
            </text:list-item>
            <text:list-item>
              <text:p text:style-name="P66">Use proper cable management techniques to prevent hazards.</text:p>
            </text:list-item>
            <text:list-item>
              <text:p text:style-name="P66">Use fire extinguishers and multi-meters to keep equipment safe.</text:p>
            </text:list-item>
            <text:list-item>
              <text:p text:style-name="P66">Follow all local government regulations.</text:p>
            </text:list-item>
          </text:list>
        </text:list-item>
      </text:list>
      <text:p text:style-name="P4"/>
      <text:p text:style-name="P4"/>
      <text:list xml:id="list225201306018892" text:continue-numbering="true" text:style-name="L1">
        <text:list-item>
          <text:p text:style-name="P85">Troubleshooting theory</text:p>
          <text:list>
            <text:list-item>
              <text:p text:style-name="P66">Step 1 – identify the Problem.</text:p>
            </text:list-item>
            <text:list-item>
              <text:p text:style-name="P67">Step 2 – Establish a theory of probable cause.</text:p>
            </text:list-item>
            <text:list-item>
              <text:p text:style-name="P67">Step 3 – Test the theory to determine probably cause.</text:p>
            </text:list-item>
            <text:list-item>
              <text:p text:style-name="P67">Step 4 – Establishing a plan of action.</text:p>
            </text:list-item>
            <text:list-item>
              <text:p text:style-name="P67">Step 5 – Verifying full system functionality – If necessary apply preventive measures.</text:p>
            </text:list-item>
            <text:list-item>
              <text:p text:style-name="P67">Step 6 – Document your findings</text:p>
            </text:list-item>
            <text:list-item>
              <text:p text:style-name="P68">Troubleshooting technical problems is core to a tech’s job.</text:p>
            </text:list-item>
            <text:list-item>
              <text:p text:style-name="P68">Listening to your users is a critical part of troubleshooting.</text:p>
            </text:list-item>
            <text:list-item>
              <text:p text:style-name="P68">Remember the steps to Comptia’s troubleshooting process.</text:p>
            </text:list-item>
          </text:list>
        </text:list-item>
        <text:list-item>
          <text:p text:style-name="P78">Inside The PC</text:p>
          <text:list>
            <text:list-item>
              <text:p text:style-name="P62">Every case opens in a different way, so you’ll need to read a manual or use trial and error to get one open.</text:p>
            </text:list-item>
            <text:list-item>
              <text:p text:style-name="P62">The system unit contains a power supply, motherboard, CPU, RAM, and other components.</text:p>
            </text:list-item>
            <text:list-item>
              <text:p text:style-name="P62">The system unit uses many types of cables to connect ports, switches, lights, and fans.</text:p>
            </text:list-item>
          </text:list>
          <text:p text:style-name="P77"/>
          <text:p text:style-name="P100"><text:soft-page-break/>Section <text:span text:style-name="T3">3</text:span> Notes</text:p>
          <text:p text:style-name="P71"/>
          <text:p text:style-name="P86">The Visible Computer</text:p>
        </text:list-item>
        <text:list-item>
          <text:p text:style-name="P87">Touring Windows Vista</text:p>
          <text:list>
            <text:list-item>
              <text:p text:style-name="P44">Windows vista uses the familiar desktop and start menu interface.</text:p>
            </text:list-item>
            <text:list-item>
              <text:p text:style-name="P44">User account control was introduced with windows vista.</text:p>
            </text:list-item>
            <text:list-item>
              <text:p text:style-name="P44">Comptia expects the control panel to be in classic view.</text:p>
              <text:p text:style-name="P45"/>
            </text:list-item>
          </text:list>
        </text:list-item>
        <text:list-item>
          <text:p text:style-name="P88">Touring Windows 8 Part 1</text:p>
          <text:list>
            <text:list-item>
              <text:p text:style-name="P45">CPU speed is measured in Hertz, or cycles per second.</text:p>
            </text:list-item>
            <text:list-item>
              <text:p text:style-name="P45">The CPU speed is determined by the speed of the motherboard and the clock multiplier.</text:p>
            </text:list-item>
            <text:list-item>
              <text:p text:style-name="P45">Multi-core processors include more than one CPU on a single physical chip.</text:p>
              <text:p text:style-name="P45"/>
            </text:list-item>
          </text:list>
        </text:list-item>
        <text:list-item>
          <text:p text:style-name="P88">Touring windows 7 Part 2</text:p>
          <text:list>
            <text:list-item>
              <text:p text:style-name="P105">Cache is used as very fast temporary storage on a CPU.</text:p>
            </text:list-item>
            <text:list-item>
              <text:p text:style-name="P105">Modern CPU’s use one or two levels of cache.</text:p>
            </text:list-item>
            <text:list-item>
              <text:p text:style-name="P105">The Level 1 Cache is the smallest and fastest cache;</text:p>
            </text:list-item>
            <text:list-item>
              <text:p text:style-name="P105">The Level 3 Cache is the largest and slowest cache.\</text:p>
              <text:p text:style-name="P105"/>
            </text:list-item>
          </text:list>
        </text:list-item>
        <text:list-item>
          <text:p text:style-name="P88">Touring Windows <text:s/>Part 3</text:p>
          <text:list>
            <text:list-item>
              <text:p text:style-name="P45">All modern CPU’s can handle 64-Bit mode, but you need 64-Bit operating system to take advantage of it.</text:p>
            </text:list-item>
            <text:list-item>
              <text:p text:style-name="P45">64-Bit CPU’s enable you to use more than 4GB of RAM.</text:p>
            </text:list-item>
            <text:list-item>
              <text:p text:style-name="P45">Use the system applet to check if your version of windows supports 64-Bit computing.</text:p>
              <text:p text:style-name="P45"/>
            </text:list-item>
          </text:list>
        </text:list-item>
        <text:list-item>
          <text:p text:style-name="P88">Touring Windows 8</text:p>
          <text:list>
            <text:list-item>
              <text:p text:style-name="P69">CPU extensions add functionality to a processor.</text:p>
            </text:list-item>
            <text:list-item>
              <text:p text:style-name="P69">Virtualization support enables CPU’s <text:s/>to more efficiently run virtualized systems.</text:p>
            </text:list-item>
            <text:list-item>
              <text:p text:style-name="P69">Integrated graphics processing units can replace dedicated video cards in many systems.</text:p>
              <text:p text:style-name="P69"/>
            </text:list-item>
          </text:list>
        </text:list-item>
        <text:list-item>
          <text:p text:style-name="P88">Touring Windows 10</text:p>
          <text:list>
            <text:list-item>
              <text:p text:style-name="P45">CPU sockets are zero insertion force to prevent damage to the fragile chips.</text:p>
            </text:list-item>
            <text:list-item>
              <text:p text:style-name="P45">Intel CPU’s use LGA sockets, AMD CPU’s use PGA sockets.</text:p>
            </text:list-item>
            <text:list-item>
              <text:p text:style-name="P45">There are many different sockets on the test, study the sockets covered.</text:p>
              <text:p text:style-name="P108"/>
            </text:list-item>
          </text:list>
        </text:list-item>
        <text:list-item>
          <text:p text:style-name="P88">Touring OS X</text:p>
          <text:list>
            <text:list-item>
              <text:p text:style-name="P69"><text:span text:style-name="T7">Make</text:span> sure you have a CPU that is compatible with your motherboard.</text:p>
            </text:list-item>
            <text:list-item>
              <text:p text:style-name="P69">Follow the orientation notch on the processor to properly connect the CPU to the motherboard.</text:p>
            </text:list-item>
            <text:list-item>
              <text:p text:style-name="P69">Read the manual to learn how to attach the cooling fan; They are all different.</text:p>
              <text:p text:style-name="P69"/>
            </text:list-item>
          </text:list>
        </text:list-item>
        <text:list-item>
          <text:p text:style-name="P88">Touring Ubuntu Linux</text:p>
          <text:list>
            <text:list-item>
              <text:p text:style-name="P45">Fans are used to cool CPU’s, cases, and other components.</text:p>
            </text:list-item>
            <text:list-item>
              <text:p text:style-name="P45"><text:soft-page-break/>You can either use the OEM fan that came with the device or replace it with a third-party fan.</text:p>
            </text:list-item>
            <text:list-item>
              <text:p text:style-name="P45">Use a utility like speed-fan to control when your fans spin up and how fast they spin.</text:p>
            </text:list-item>
          </text:list>
        </text:list-item>
        <text:list-item>
          <text:p text:style-name="P88">Tech Paths</text:p>
          <text:list>
            <text:list-item>
              <text:p text:style-name="P45">Passive liquid cooling runs hot fluid through a radiator to keep your CPU cool.</text:p>
            </text:list-item>
            <text:list-item>
              <text:p text:style-name="P45">Active liquid cooling works like a refrigerator built into your case</text:p>
            </text:list-item>
            <text:list-item>
              <text:p text:style-name="P45">Liquid cooling systems can be difficult to install, but they cool your PC more efficiently than standard fans.</text:p>
            </text:list-item>
          </text:list>
          <text:p text:style-name="P100">Section <text:span text:style-name="T6">4</text:span> Notes</text:p>
          <text:p text:style-name="P71"/>
          <text:p text:style-name="P76">RAM</text:p>
        </text:list-item>
        <text:list-item>
          <text:p text:style-name="P89">RAM Sticks and Speeds</text:p>
          <text:list>
            <text:list-item>
              <text:p text:style-name="P47">Determine capacity and speed. Easiest way is to look at the label.</text:p>
            </text:list-item>
            <text:list-item>
              <text:p text:style-name="P47">Dual in-line memory module (DIMM).</text:p>
            </text:list-item>
            <text:list-item>
              <text:p text:style-name="P46">DRAM <text:span text:style-name="T15">(Dynamic Ram, first form of RAM)</text:span> </text:p>
              <text:list>
                <text:list-item>
                  <text:p text:style-name="P46">SDRAM <text:span text:style-name="T15">(Synchronus DRAM) </text:span>were earlier, slower forms of RAM.</text:p>
                </text:list-item>
              </text:list>
            </text:list-item>
            <text:list-item>
              <text:p text:style-name="P45">Modern RAM comes in DDR, DDR2, and DDR3 varieties.</text:p>
            </text:list-item>
            <text:list-item>
              <text:p text:style-name="P48">DDR (Double Data Rate) -</text:p>
              <text:list>
                <text:list-item>
                  <text:p text:style-name="P48">Take Motherboard speed (100 MHz) Double it (200 MHz) times 8 (PC-1600)</text:p>
                </text:list-item>
              </text:list>
            </text:list-item>
            <text:list-item>
              <text:p text:style-name="P48">DDR2 -240 Pin DIMM, notch in a slightly different place.</text:p>
              <text:list>
                <text:list-item>
                  <text:p text:style-name="P49">Motherboard speed (100MHz) double that (200Mhz) get ddr2 speed, double again (DDR2 400), to get pc speed multiple by 8 (PC2 3200)</text:p>
                </text:list-item>
              </text:list>
            </text:list-item>
            <text:list-item>
              <text:p text:style-name="P49">DDR3 </text:p>
              <text:list>
                <text:list-item>
                  <text:p text:style-name="P49">Also a 240 pin DIMM (same as DDR2) but different notch placement.</text:p>
                </text:list-item>
                <text:list-item>
                  <text:p text:style-name="P49">Quadruples the bus to achieve its speeds</text:p>
                </text:list-item>
                <text:list-item>
                  <text:p text:style-name="P49">Take motheboard speed (100MHz) multiples by 4 (400 MHz) to get DDR3 speed you double that (DDR3 800 MHz) multiply by 8 (PC3 6400).</text:p>
                </text:list-item>
              </text:list>
            </text:list-item>
            <text:list-item>
              <text:p text:style-name="P50">To do anything on your pc, a program must be loaded into RAM.</text:p>
            </text:list-item>
            <text:list-item>
              <text:p text:style-name="P50">DRAM and SDRAM were earlier, slwoer forms of RAM.</text:p>
            </text:list-item>
            <text:list-item>
              <text:p text:style-name="P50">Modern RAM comes in DDR, DDR2, and DDR3 varieties. </text:p>
            </text:list-item>
          </text:list>
        </text:list-item>
        <text:list-item>
          <text:p text:style-name="P89">RAM Capacity</text:p>
          <text:list>
            <text:list-item>
              <text:p text:style-name="P105">Make sure your motherboard can handle the amount of RAM you want to install.</text:p>
            </text:list-item>
            <text:list-item>
              <text:p text:style-name="P105">RAM capacities are additive: If you install two 2-GB sticks, you have 4 <text:span text:style-name="T8">G</text:span>B of RAM.</text:p>
            </text:list-item>
            <text:list-item>
              <text:p text:style-name="P106">Avoid mixing RAM sizes and speeds; it can cause stability issues.</text:p>
            </text:list-item>
          </text:list>
        </text:list-item>
        <text:list-item>
          <text:p text:style-name="P88">Virtual Memory</text:p>
          <text:list>
            <text:list-item>
              <text:p text:style-name="P107">When your PC runs out of physical memory, It moves programs into a temporary memory space called virtual memory.</text:p>
            </text:list-item>
            <text:list-item>
              <text:p text:style-name="P107">To control virtual memory from within windows, Go to <text:s/>control panel | System | Advanced )System settings) | Performance. </text:p>
            </text:list-item>
            <text:list-item>
              <text:p text:style-name="P107">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1118862328" text:style-name="L9">
        <text:list-item>
          <text:p text:style-name="P123">Before buying a power supply, make sure it will suit yourn needs.</text:p>
        </text:list-item>
        <text:list-item>
          <text:p text:style-name="P123">Find a power supply with a high efficiency rating.</text:p>
        </text:list-item>
        <text:list-item>
          <text:p text:style-name="P123">Mae sure you know the amount of power being output on each rail of a power supply</text:p>
          <text:p text:style-name="P123"/>
          <text:p text:style-name="P93">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225202707861623" text:continue-numbering="true" text:style-name="L9">
        <text:list-item>
          <text:p text:style-name="P124">Partitioning is taking one physical drive and seperating it into one or more units that have a bunch of names(Volumes, etc).</text:p>
        </text:list-item>
        <text:list-item>
          <text:p text:style-name="P124">A mounted partition usually gets a letter in windows.</text:p>
        </text:list-item>
        <text:list-item>
          <text:p text:style-name="P125">MBR was the original PC partitioning system</text:p>
        </text:list-item>
        <text:list-item>
          <text:p text:style-name="P125">MBR is limited to four (2 TB) Primary partitions</text:p>
        </text:list-item>
        <text:list-item>
          <text:p text:style-name="P125">GPT is MBR’s <text:s/>replacement and supports much bigger, and many more partitions than MBR.</text:p>
          <text:p text:style-name="P126"/>
          <text:p text:style-name="P127">Basic <text:span text:style-name="T17">Partitioning</text:span></text:p>
          <text:p text:style-name="P129"/>
        </text:list-item>
        <text:list-item>
          <text:p text:style-name="P131">MBR Partition types: Primary and Extended</text:p>
        </text:list-item>
        <text:list-item>
          <text:p text:style-name="P131">Extended Partitions hold logical drives</text:p>
        </text:list-item>
        <text:list-item>
          <text:p text:style-name="P131">GPT allows volumes greater than 2TB and up to 128 volumes per disk.</text:p>
          <text:p text:style-name="P132"/>
        </text:list-item>
      </text:list>
      <text:p text:style-name="P25">Dynamic disks</text:p>
      <text:p text:style-name="P23"/>
      <text:list xml:id="list3510142808" text:style-name="L10">
        <text:list-item>
          <text:p text:style-name="P133">Volumes can shrink or extend within a disk on basic disks</text:p>
        </text:list-item>
        <text:list-item>
          <text:p text:style-name="P133">Spanning drives requires dynamic disks</text:p>
        </text:list-item>
        <text:list-item>
          <text:p text:style-name="P133">Spanning offers no fault tolerance.</text:p>
          <text:p text:style-name="P128">File Systems</text:p>
          <text:p text:style-name="P130"/>
        </text:list-item>
        <text:list-item>
          <text:p text:style-name="P134">Windows – FAT, FAT32, EXFAT, NTFS</text:p>
        </text:list-item>
        <text:list-item>
          <text:p text:style-name="P134">MAC – HFS</text:p>
        </text:list-item>
        <text:list-item>
          <text:p text:style-name="P134">Linux – EXT3, EXT4</text:p>
        </text:list-item>
      </text:list>
      <text:p text:style-name="P24"/>
      <text:p text:style-name="P25"><text:soft-page-break/>Storage Spaces</text:p>
      <text:p text:style-name="P24"/>
      <text:list xml:id="list1338263967" text:style-name="L11">
        <text:list-item>
          <text:p text:style-name="P135"><text:span text:style-name="T18">Storage p</text:span>ool<text:span text:style-name="T18">s</text:span> – group of hard drives that share settings. RAID etc.</text:p>
        </text:list-item>
        <text:list-item>
          <text:p text:style-name="P135">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36">Proprietary to microsoft.</text:p>
          <text:list>
            <text:list-header>
              <text:p text:style-name="P137"/>
            </text:list-header>
          </text:list>
          <text:p text:style-name="P138"/>
        </text:list-item>
      </text:list>
      <text:p text:style-name="P26"/>
      <text:p text:style-name="P6">Section <text:span text:style-name="T10">7</text:span> Notes</text:p>
      <text:p text:style-name="P8"/>
      <text:p text:style-name="P14">Essential Peripherals</text:p>
      <text:p text:style-name="P8"/>
      <text:p text:style-name="P25">Configuring USB</text:p>
      <text:list xml:id="list2828762990" text:style-name="L12">
        <text:list-item>
          <text:p text:style-name="P139">To See All of your USB Devices, Go to device Manager.</text:p>
        </text:list-item>
        <text:list-item>
          <text:p text:style-name="P139">From device manager, you can inspect each usb device and see more information</text:p>
        </text:list-item>
        <text:list-item>
          <text:p text:style-name="P139">You can check how much bandwidth and power each device uses.</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68367476"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7"/>
          <text:p text:style-name="P94">Windows Install Options</text:p>
          <text:p text:style-name="P97"/>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4">Windows Upgrade Paths</text:p>
      <text:p text:style-name="P12"/>
      <text:list xml:id="list1897599148"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4">Installing Windows</text:p>
      <text:p text:style-name="P13"><text:soft-page-break/></text:p>
      <text:list xml:id="list3681089052" text:style-name="L15">
        <text:list-item>
          <text:p text:style-name="P35">All versions of windows ask the same questions during installation.</text:p>
        </text:list-item>
        <text:list-item>
          <text:p text:style-name="P35">Most installations are self-explanatory.</text:p>
        </text:list-item>
        <text:list-item>
          <text:p text:style-name="P35">Windows is simple and easy to install.</text:p>
          <text:p text:style-name="P35"/>
          <text:p text:style-name="P95">Post-Installation Tasks</text:p>
          <text:p text:style-name="P98"/>
        </text:list-item>
        <text:list-item>
          <text:p text:style-name="P36">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29"/>
      <text:p text:style-name="P3"/>
      <text:list xml:id="list4099960667" text:style-name="L16">
        <text:list-header>
          <text:p text:style-name="P39"/>
          <text:p text:style-name="P101"/>
          <text:p text:style-name="P101">Section <text:span text:style-name="T12">9</text:span> Notes</text:p>
          <text:p text:style-name="P72"/>
          <text:p text:style-name="P96">Windows Under the Hood</text:p>
          <text:p text:style-name="P96"/>
          <text:p text:style-name="P96">What is the registry</text:p>
        </text:list-header>
        <text:list-item>
          <text:p text:style-name="P109">The registry stores information for every object or “thing” in windows.</text:p>
        </text:list-item>
        <text:list-item>
          <text:p text:style-name="P110">Remember the names of the five root keys</text:p>
        </text:list-item>
        <text:list-item>
          <text:p text:style-name="P110">Always make a backup of the registry before you make any changes.</text:p>
        </text:list-item>
      </text:list>
      <text:p text:style-name="P15">The Boot Process</text:p>
      <text:list xml:id="list238436205" text:style-name="L17">
        <text:list-item>
          <text:p text:style-name="P111">Bios-Based Booting uses Winload.exe</text:p>
        </text:list-item>
        <text:list-item>
          <text:p text:style-name="P111">UEFI-Based Booting uses Winload.EFI</text:p>
        </text:list-item>
        <text:list-item>
          <text:p text:style-name="P111">Use EZBCD To easily look at and modify the Boot Configuration Data (BCD)</text:p>
        </text:list-item>
        <text:list-item>
          <text:p text:style-name="P112">Windows.exe has one job, to get windows “started”.</text:p>
        </text:list-item>
        <text:list-item>
          <text:p text:style-name="P112">BIOS holds the boot order, where hard drive is your usual first choice.</text:p>
        </text:list-item>
        <text:list-item>
          <text:p text:style-name="P112">System reserved folder partition is where boot files are held and this space is reserved.</text:p>
        </text:list-item>
        <text:list-item>
          <text:p text:style-name="P112">Bootmgr files job is to find winload file essentially.</text:p>
        </text:list-item>
        <text:list-item>
          <text:p text:style-name="P112">BCD stands for boot configuration data.</text:p>
        </text:list-item>
        <text:list-item>
          <text:p text:style-name="P113">UEFI is an operating system in a sense, much more than a BIOS.</text:p>
          <text:list>
            <text:list-item>
              <text:p text:style-name="P113">WindowsEFI file is designed to run under UEFI.</text:p>
            </text:list-item>
            <text:list-item>
              <text:p text:style-name="P113">BCDEDIT – Show what <text:span text:style-name="T20">EZBCD</text:span> shows but in text format.</text:p>
              <text:p text:style-name="P113"/>
            </text:list-item>
          </text:list>
        </text:list-item>
      </text:list>
      <text:p text:style-name="P15">Processes</text:p>
      <text:list xml:id="list1007947275" text:style-name="L18">
        <text:list-item>
          <text:p text:style-name="P114">Everything that runs on windows is a process.</text:p>
        </text:list-item>
        <text:list-item>
          <text:p text:style-name="P114">There re applications then there are services.</text:p>
        </text:list-item>
        <text:list-item>
          <text:p text:style-name="P115"><text:soft-page-break/>Applications – Things that we see</text:p>
        </text:list-item>
        <text:list-item>
          <text:p text:style-name="P115">Services – Hidden programs that work without a UI in a sense. (Ex. Print spooler).</text:p>
        </text:list-item>
        <text:list-item>
          <text:p text:style-name="P115">Big difference between them is that services are long running programs. They tend to start when windows is booted and continue to run until shutdown.</text:p>
        </text:list-item>
        <text:list-item>
          <text:p text:style-name="P115">Applications usually opened to serve a purpose and closed after you are done.</text:p>
        </text:list-item>
        <text:list-item>
          <text:p text:style-name="P116">Everything you do in windows is a process.</text:p>
        </text:list-item>
        <text:list-item>
          <text:p text:style-name="P116">Processes that you see and interact with are applications.</text:p>
        </text:list-item>
        <text:list-item>
          <text:p text:style-name="P116">Processes that run in the background are services.</text:p>
        </text:list-item>
        <text:list-item>
          <text:p text:style-name="P116"/>
        </text:list-item>
      </text:list>
      <text:p text:style-name="P16">Dealing with Processes</text:p>
      <text:list xml:id="list2660646971" text:style-name="L21">
        <text:list-item>
          <text:p text:style-name="P117">Best place to go to deal with processes is task manager</text:p>
          <text:list>
            <text:list-item>
              <text:p text:style-name="P117">Pressing CTRL + ALT + DEL and selecting Task Manager is a common way.</text:p>
            </text:list-item>
          </text:list>
        </text:list-item>
        <text:list-item>
          <text:p text:style-name="P117">Important to know what each process is.</text:p>
        </text:list-item>
        <text:list-item>
          <text:p text:style-name="P117">If you right click a process you can end the process</text:p>
          <text:list>
            <text:list-item>
              <text:p text:style-name="P117">If you end process tree, you end any other process this process might have called on.</text:p>
            </text:list-item>
          </text:list>
        </text:list-item>
        <text:list-item>
          <text:p text:style-name="P119">If you type tasklist in the command prompt it will show you all processes running on your system.</text:p>
          <text:list>
            <text:list-item>
              <text:p text:style-name="P119">T-list is obsolete.</text:p>
            </text:list-item>
          </text:list>
        </text:list-item>
        <text:list-item>
          <text:p text:style-name="P120">Know the many ways to open the task manager.</text:p>
        </text:list-item>
        <text:list-item>
          <text:p text:style-name="P120">Use task manager to view and kill processes.</text:p>
        </text:list-item>
        <text:list-item>
          <text:p text:style-name="P120">You can also view tasks from the command prompt using the <text:span text:style-name="T21">T</text:span>asklist command.</text:p>
        </text:list-item>
      </text:list>
      <text:p text:style-name="P118"/>
      <text:p text:style-name="P16">Services</text:p>
      <text:p text:style-name="P16">Windows 8 Task Manager</text:p>
      <text:p text:style-name="P11"/>
      <text:p text:style-name="P5"/>
      <text:list xml:id="list1694881204" text:style-name="L19">
        <text:list-header>
          <text:p text:style-name="P102">Section <text:span text:style-name="T3">10</text:span> Notes</text:p>
          <text:p text:style-name="P73"/>
          <text:p text:style-name="P90">Users, Groups, and Permissions.</text:p>
          <text:p text:style-name="P90"/>
          <text:p text:style-name="P90">Introduction to Users and Groups</text:p>
          <text:p text:style-name="P90">Creating Users in Windows vista/7</text:p>
          <text:p text:style-name="P90">Managing Users in Windows 8 or 8.1</text:p>
          <text:p text:style-name="P90">Sharing folders and files</text:p>
          <text:p text:style-name="P90"/>
          <text:p text:style-name="P38"/>
        </text:list-header>
      </text:list>
      <text:p text:style-name="P2"/>
      <text:p text:style-name="P2"/>
      <text:p text:style-name="P2"/>
      <text:p text:style-name="P2"><text:soft-page-break/></text:p>
      <text:list xml:id="list2194410291" text:style-name="L20">
        <text:list-header>
          <text:p text:style-name="P103">Section <text:span text:style-name="T3">11</text:span> Notes</text:p>
          <text:p text:style-name="P74"/>
          <text:p text:style-name="P91">Maintaining and optimizing operating systems</text:p>
        </text:list-header>
        <text:list-item>
          <text:p text:style-name="P91"/>
        </text:list-item>
      </text:list>
      <text:p text:style-name="P19">The Zen of Computer Maintenance</text:p>
      <text:p text:style-name="P19">Patch Management</text:p>
      <text:p text:style-name="P19"><text:span text:style-name="T16">A</text:span>utostarting Programs in Windows</text:p>
      <text:p text:style-name="P19">Meet the MMC</text:p>
      <text:p text:style-name="P19">Installing and Uninstalling Programs - Windows</text:p>
      <text:p text:style-name="P19">Windows <text:span text:style-name="T16">System Restore</text:span></text:p>
      <text:p text:style-name="P21">Windows Backup</text:p>
      <text:p text:style-name="P19"/>
      <text:p text:style-name="P19"/>
      <text:p text:style-name="P19"/>
      <text:p text:style-name="P19"/>
      <text:list xml:id="list225201167284199" text:continue-numbering="true" text:style-name="L20">
        <text:list-header>
          <text:p text:style-name="P104">Section <text:span text:style-name="T3">12</text:span> Notes</text:p>
          <text:p text:style-name="P75"/>
          <text:p text:style-name="P121">Windows Command Line Basics</text:p>
          <text:p text:style-name="P121">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225201934159501" text:continue-numbering="true" text:style-name="L20">
        <text:list-header>
          <text:p text:style-name="P104">Section <text:span text:style-name="T3">13</text:span> Notes</text:p>
          <text:p text:style-name="P75"/>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text:soft-page-break/>Kernel Panics</text:p>
      <text:p text:style-name="P20"/>
      <text:list xml:id="list225201926539721" text:continue-numbering="true" text:style-name="L20">
        <text:list-header>
          <text:p text:style-name="P104">Section <text:span text:style-name="T3">14</text:span> Notes</text:p>
          <text:p text:style-name="P75"/>
        </text:list-header>
      </text:list>
      <text:p text:style-name="P21">Virtualization Basics</text:p>
      <text:p text:style-name="P21">Your First Virtual Machine</text:p>
      <text:p text:style-name="P21">Infrastructure as a Service laaS</text:p>
      <text:p text:style-name="P21">Platform as a Service PaaS</text:p>
      <text:p text:style-name="P21">Software as a Service SaaS</text:p>
      <text:p text:style-name="P21">Cloud Owndership</text:p>
      <text:p text:style-name="P21"/>
      <text:list xml:id="list225202657262876" text:continue-numbering="true" text:style-name="L20">
        <text:list-header>
          <text:p text:style-name="P104">Section <text:span text:style-name="T3">15</text:span> Notes</text:p>
        </text:list-header>
      </text:list>
      <text:p text:style-name="P22">Internet Options</text:p>
      <text:p text:style-name="P22">Proxy Servers</text:p>
      <text:p text:style-name="P22">Troubleshooting Internet Connections</text:p>
      <text:list xml:id="list225201533972728" text:continue-numbering="true" text:style-name="L20">
        <text:list-header>
          <text:p text:style-name="P122"/>
        </text:list-header>
      </text:list>
      <text:p text:style-name="P20"/>
      <text:list xml:id="list225201725202220" text:continue-numbering="true" text:style-name="L20">
        <text:list-header>
          <text:p text:style-name="P104">Section <text:span text:style-name="T3">16</text:span> Notes</text:p>
          <text:p text:style-name="P75"/>
        </text:list-header>
      </text:list>
      <text:p text:style-name="P21">Touring Android</text:p>
      <text:p text:style-name="P21">Touring iOS</text:p>
      <text:p text:style-name="P21">Touring Windows Mobile</text:p>
      <text:p text:style-name="P21"/>
      <text:p text:style-name="P20"/>
      <text:list xml:id="list225201541187239" text:continue-numbering="true" text:style-name="L20">
        <text:list-header>
          <text:p text:style-name="P104">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225202833302847" text:continue-numbering="true" text:style-name="L20">
        <text:list-header>
          <text:p text:style-name="P104">Section <text:span text:style-name="T3">18</text:span> Notes</text:p>
          <text:p text:style-name="P75"/>
        </text:list-header>
      </text:list>
      <text:p text:style-name="P21">Installing Local Printers</text:p>
      <text:p text:style-name="P21"><text:soft-page-break/>Installing Network Printers</text:p>
      <text:p text:style-name="P21">Cloud Printing</text:p>
      <text:p text:style-name="P21"/>
      <text:p text:style-name="P20"/>
      <text:list xml:id="list225202069541364" text:continue-numbering="true" text:style-name="L20">
        <text:list-header>
          <text:p text:style-name="P104">Section <text:span text:style-name="T3">19</text:span> Notes</text:p>
        </text:list-header>
      </text:list>
      <text:p text:style-name="P20"/>
      <text:p text:style-name="P21">Physical Security</text:p>
      <text:p text:style-name="P21">Passwords and Authentication</text:p>
      <text:p text:style-name="P21">Protecting Against Snoops</text:p>
      <text:p text:style-name="P21">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225203167960278" text:continue-numbering="true" text:style-name="L20">
        <text:list-header>
          <text:p text:style-name="P40"/>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4-13T22:52:00.770000000</dc:date>
    <meta:editing-duration>P1DT12H4M55S</meta:editing-duration>
    <meta:editing-cycles>53</meta:editing-cycles>
    <meta:generator>LibreOffice/6.3.4.2$Windows_X86_64 LibreOffice_project/60da17e045e08f1793c57c00ba83cdfce946d0aa</meta:generator>
    <meta:document-statistic meta:table-count="0" meta:image-count="3" meta:object-count="0" meta:page-count="13" meta:paragraph-count="399" meta:word-count="2951" meta:character-count="15996" meta:non-whitespace-character-count="13665"/>
  </office:meta>
</office:document-meta>
</file>